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MS Sans Serif" svg:font-family="'MS Sans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language="fr" fo:country="CA" style:font-size-asian="12pt" style:font-name-complex="Arial1"/>
    </style:style>
    <style:style style:name="P2" style:family="paragraph" style:parent-style-name="Standard" style:list-style-name="WWNum2"/>
    <style:style style:name="P3" style:family="paragraph" style:parent-style-name="Standard" style:master-page-name="Standard">
      <style:paragraph-properties style:page-number="auto"/>
      <style:text-properties style:font-name="Times New Roman" fo:language="fr" fo:country="CA"/>
    </style:style>
    <style:style style:name="T1" style:family="text">
      <style:text-properties style:font-name="Arial" fo:font-size="20pt" fo:language="fr" fo:country="CA" fo:font-weight="bold" style:font-size-asian="20pt" style:font-weight-asian="bold" style:font-name-complex="Arial1"/>
    </style:style>
    <style:style style:name="T2" style:family="text">
      <style:text-properties style:font-name="Arial" fo:font-size="20pt" fo:language="fr" fo:country="CA" style:font-size-asian="20pt" style:font-name-complex="Arial1"/>
    </style:style>
    <style:style style:name="T3" style:family="text">
      <style:text-properties style:font-name="Arial" fo:font-size="12pt" fo:language="fr" fo:country="CA" fo:font-weight="bold" style:font-size-asian="12pt" style:font-weight-asian="bold" style:font-name-complex="Arial1" style:font-weight-complex="bold"/>
    </style:style>
    <style:style style:name="T4" style:family="text">
      <style:text-properties style:font-name="Arial" fo:font-size="12pt" fo:language="fr" fo:country="CA" style:font-size-asian="12pt" style:font-name-complex="Arial1"/>
    </style:style>
    <style:style style:name="T5" style:family="text">
      <style:text-properties style:font-name="Arial" fo:font-size="12pt" fo:language="fr" fo:country="CA" officeooo:rsid="001e4461" style:font-size-asian="12pt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><text:span text:style-name="T1">SITE DE GÉOCACHING – SVP LIRE</text:span></text:p>
      <text:p text:style-name="P1"/>
      <text:p text:style-name="Standard"><text:span text:style-name="T3">Félicitations! Vous l’avez trouvé ! Intentionnellement ou pas!</text:span></text:p>
      <text:p text:style-name="P1"/>
      <text:p text:style-name="Standard"><text:span text:style-name="T4">Que fait ici ce contenant caché? Et comment expliquer toutes les choses qu’il contient?</text:span></text:p>
      <text:p text:style-name="P1"/>
      <text:p text:style-name="Standard"><text:span text:style-name="T4">Ceci fait partie d’un jeu mondial, dédié aux utilisateurs de GPS (Système de positionnement global), </text:span><text:span text:style-name="T5">appelé</text:span><text:span text:style-name="T4"> Géocaching. Dans ce jeu, un joueur cache un « trésor » (ce contenant et son contenu), puis en publie les coordonnées exactes afin de permettre aux autres utilisateurs de GPS de tenter de le trouver. Il n’y a que deux règlements : si vous prenez un élément du contenant, laissez-y quelque chose de valeur comparable ou mieux, et notez votre visite dans le journal. La personne qui a caché ce contenant devrait avoir trouvé un bon emplacement, pas facile à trouver par des gens qui ne pratiquent pas le Géocaching. Parfois, cependant, ce qui semble être un bon endroit ne l’est pas.</text:span></text:p>
      <text:p text:style-name="P1"/>
      <text:p text:style-name="Standard"><text:span text:style-name="T3">SI VOUS AVEZ TROUVÉ CE CONTENANT PAR ACCIDENT</text:span><text:span text:style-name="T4"> :</text:span></text:p>
      <text:p text:style-name="P1"/>
      <text:p text:style-name="Standard"><text:span text:style-name="T4">Bravo! Venez vous joindre à nous! Nous vous demandons seulement de :</text:span></text:p>
      <text:p text:style-name="P1"/>
      <text:list xml:id="list2547017171770326384" text:style-name="WWNum2">
        <text:list-item>
          <text:p text:style-name="P2"><text:span text:style-name="T4">SVP ne pas déplacer ni vandaliser ce contenant. Le vrai trésor, c’est la découverte du contenant et le partage d’idées avec d’autres.</text:span></text:p>
        </text:list-item>
        <text:list-item>
          <text:p text:style-name="P2"><text:span text:style-name="T4">si vous le voulez, sentez-vous libres d’échanger un élément du contenant contre quelque chose de valeur comparable ou mieux, et notez votre visite dans le journal.</text:span></text:p>
        </text:list-item>
        <text:list-item>
          <text:p text:style-name="P2"><text:span text:style-name="T4">si possible, laissez-nous savoir que vous l’avez trouvé en visitant le site Web indiqué ci-dessous.</text:span></text:p>
        </text:list-item>
      </text:list>
      <text:p text:style-name="P1"/>
      <text:p text:style-name="Standard"><text:span text:style-name="T4">Le Géocaching est ouvert à quiconque dispose d’un récepteur GPS et du goût de l’aventure, et se pratique partout dans le monde. Vous trouverez l’organisation à Internet. Pour en savoir plus, ou pour nous faire part de vos commentaires, veuillez visiter notre site Web à :</text:span></text:p>
      <text:p text:style-name="P1"/>
      <text:p text:style-name="Standard"><text:span text:style-name="T3">http://www.geocaching.com</text:span></text:p>
      <text:p text:style-name="P1"/>
      <text:p text:style-name="Standard"><text:span text:style-name="T4">Si ce contenant doit être enlevé pour une raison ou pour une autre, veuillez nous en informer. Nous nous en excusons, et nous serons heureux de le déplac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MS Sans Serif" svg:font-family="'MS Sans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MS Sans Serif" fo:font-family="'MS Sans Serif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-1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S STASH HUNT SITE - PLEASE READ</dc:title>
    <meta:initial-creator>Jeremy Irish</meta:initial-creator>
    <meta:editing-cycles>3</meta:editing-cycles>
    <meta:creation-date>2010-09-09T14:31:00</meta:creation-date>
    <dc:date>2014-08-27T17:36:39.956067678</dc:date>
    <meta:editing-duration>PT2S</meta:editing-duration>
    <meta:generator>LibreOffice/4.2.4.2$Linux_X86_64 LibreOffice_project/420m0$Build-2</meta:generator>
    <meta:print-date>2014-08-27T17:33:19.345275891</meta:print-date>
    <meta:document-statistic meta:table-count="0" meta:image-count="0" meta:object-count="0" meta:page-count="1" meta:paragraph-count="12" meta:word-count="307" meta:character-count="1831" meta:non-whitespace-character-count="1538"/>
    <meta:user-defined meta:name="AppVersion">12.0000</meta:user-defined>
    <meta:user-defined meta:name="Company">SAVIShopper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-676101590</meta:user-defined>
    <meta:user-defined meta:name="_AuthorEmail" meta:value-type="string">dmarzinotto@proactif.lu</meta:user-defined>
    <meta:user-defined meta:name="_AuthorEmailDisplayName" meta:value-type="string">daniel marzinotto</meta:user-defined>
    <meta:user-defined meta:name="_PreviousAdHocReviewCycleID" meta:value-type="float">604705648</meta:user-defined>
    <meta:template xlink:type="simple" xlink:actuate="onRequest" xlink:title="Normal" xlink:href=""/>
  </office:meta>
</office:document-meta>
</file>